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As dimensões políticas e sociais da educação na Grécia Antiga: Sócrates, Platão e Aristóteles</text:span></text:p>
      <text:p text:style-name="P1"><text:span text:style-name="T1"/></text:p>
      <text:p text:style-name="P1"><text:span text:style-name="T1"/></text:p>
      <text:p text:style-name="P1"><text:span text:style-name="T1">Introdução:<text:s/></text:span><text:span text:style-name="T2">Durante a Grécia Antiga ( Século IV a.c) até aos dias atuais, estamos de frente com as mesmas perguntas: Como se deve educar? Para quem se deve educar? e Para quê que se deve educar. Posto estas questões é normal haver preocupações, relativamente à relação que existe entre aluno-professor; a falta de mudanças no método de ensino- "ensino tradicional" ( o professor à frente dos alunos a explicar a matéria) e a forma de como se deve captar a atenção dos alunos.</text:span></text:p>
      <text:p text:style-name="P1"><text:span text:style-name="T2"/></text:p>
      <text:p text:style-name="P1"><text:span text:style-name="T2">Durante este periodo deu-se a igualdade entre a democracia e a educação, ambas levando à liberdade, igualdade/equidade, as mesmas oportunidades para todos e o desenvolvimento do pensamento crítico. Se de certa forma se onseguisse juntar estes aspetos teríamos um futuro mais próspero e responsável.</text:span></text:p>
      <text:p text:style-name="P1"><text:span text:style-name="T2"/></text:p>
      <text:p text:style-name="P1"><text:span text:style-name="T2"/></text:p>
      <text:p text:style-name="P1"><text:span text:style-name="T2">Dimensões políticas e sociais na Grécia Antiga (como era organizada):</text:span></text:p>
      <text:p text:style-name="P1"><text:span text:style-name="T2">Ensinar as pessoas era o principal objetivo para os Gregos durante o século IV, mas nem todas as pessoas deveriam ter o mesmo acesso à educação, apenas os cidadãos teriam esse direito direito e privilégio. Era sobretudo ensinada a "Práxis" política, ou seja, falar a palavra publicamente. A sociedade tem uma função formativa- educativa</text:span></text:p>
      <text:p text:style-name="P1"><text:span text:style-name="T2"/></text:p>
      <text:p text:style-name="P1"><text:span text:style-name="T2"/></text:p>
      <text:p text:style-name="P1"><text:span text:style-name="T2">Sócrates: Influenciou<text:s text:c="2"/>profundamente o pensamento ocidental e, em ultima<text:s text:c="2"/>análise,<text:s text:c="2"/>personagem de outros<text:s text:c="2"/>autores,<text:s text:c="2"/>cujos<text:s text:c="2"/>textos<text:s text:c="2"/>asseguraram<text:s text:c="2"/>sua permanencia na tradição. </text:span></text:p>
      <text:p text:style-name="P1"><text:span text:style-name="T2"/></text:p>
      <text:p text:style-name="P1"><text:span text:style-name="T2">Método de Sócrates: </text:span></text:p>
      <text:p text:style-name="P1"><text:span text:style-name="T2"/></text:p>
      <text:p text:style-name="P1"><text:span text:style-name="T3">1- Ironia “ só sei que nada sei”<text:s/></text:span><text:span text:style-name="T4">- O que é? :</text:span></text:p>
      <text:p text:style-name="P1"><text:span text:style-name="T4">Num nivel mais geral, podemos definir a ironia de sócrates, como um modo de proceder da personagem<text:s text:c="2"/>Sócrates nas conversas com<text:s text:c="2"/>seus interlocutores. O modo com que procedia consistiria basicamente em dizer algo diferente daquilo que pensava, usando em simultâneo, seja para se desmerecer, seja para elevar os interlocutores que queria refutar.<text:s/></text:span><text:span text:style-name="T5"/></text:p>
      <text:p text:style-name="P1"><text:span text:style-name="T6"/></text:p>
      <text:p text:style-name="P1"><text:span text:style-name="T7">2- Maiêutica- método pedagógico-<text:s/></text:span><text:span text:style-name="T8">O que é:</text:span></text:p>
      <text:p text:style-name="P1"><text:span text:style-name="T8">A Maiêutica surgiu pois, a sua mãe teria sido uma famosa parteira e que ele também partilhava de tal arte, mas não ao parir "um corpo" e sim o conhecimento. “Não que ele queria dizer que havia um nascer constante de novas almas a partir de outras, longe disso. Para o filósofo, os frutos da alma são o saber, e é isso que ele pretende fazer, ajudar jovens a parir o saber que sai de sua alma, pois, segundo Sócrates, é na alma que reside todo o saber pertinente ao ser humano” Tada &amp; Cazavechia (2006). Sócrates defende ainda que se deve ter essa experiência mais de uma vez, devido ao facto de ser preciso ter passado por essa experiência para ajudar outras pessoas. É necessário alguém mais experiente e que já tenha passado por essa fase, dessa forma, consegue ajudar outra pessoa. 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>A repúblia de Platão:</text:span></text:p>
      <text:p text:style-name="P1"><text:span text:style-name="T8"/></text:p>
      <text:p text:style-name="P1"><text:span text:style-name="T8"/></text:p>
      <text:p text:style-name="P1"><text:span text:style-name="T8">A educação para Aristóteles: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